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1"/>
    <style:style style:name="ce3" style:family="table-cell" style:parent-style-name="Default" style:data-style-name="N1"/>
    <style:style style:name="ce4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number-columns-repeated="3" table:default-cell-style-name="ce3"/>
        <table:table-column table:style-name="co1" table:number-columns-repeated="3" table:default-cell-style-name="Default"/>
        <table:table-column table:style-name="co1" table:number-columns-repeated="2" table:default-cell-style-name="ce4"/>
        <table:table-row table:style-name="ro1">
          <table:table-cell table:style-name="ce1"/>
          <table:table-cell table:number-columns-repeated="2"/>
          <table:table-cell table:style-name="Default" table:number-columns-repeated="4"/>
          <table:table-cell table:style-name="ce1" office:value-type="string" calcext:value-type="string" table:number-columns-spanned="2" table:number-rows-spanned="1">
            <text:p>siendo</text:p>
          </table:table-cell>
          <table:covered-table-cell/>
          <table:table-cell/>
          <table:table-cell office:value-type="string" calcext:value-type="string">
            <text:p>siendo</text:p>
          </table:table-cell>
          <table:table-cell table:style-name="Default" table:number-columns-repeated="2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4"/>
          <table:table-cell table:style-name="Default" office:value-type="string" calcext:value-type="string">
            <text:p>timer overflow</text:p>
          </table:table-cell>
          <table:table-cell office:value-type="string" calcext:value-type="string">
            <text:p>resolucion timer us</text:p>
          </table:table-cell>
          <table:table-cell/>
          <table:table-cell office:value-type="string" calcext:value-type="string">
            <text:p>diam de la polea mm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6" table:number-rows-spanned="1">
            <text:p>velocidades</text:p>
          </table:table-cell>
          <table:covered-table-cell table:number-columns-repeated="2"/>
          <table:covered-table-cell table:number-columns-repeated="3" table:style-name="Default"/>
          <table:table-cell table:style-name="Default"/>
          <table:table-cell table:style-name="Default" office:value-type="float" office:value="65536" calcext:value-type="float">
            <text:p>65536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grados pm</text:p>
          </table:table-cell>
          <table:table-cell office:value-type="string" calcext:value-type="string">
            <text:p>pasos pm</text:p>
          </table:table-cell>
          <table:table-cell table:style-name="Default" office:value-type="string" calcext:value-type="string">
            <text:p>min por paso</text:p>
          </table:table-cell>
          <table:table-cell table:style-name="Default" office:value-type="string" calcext:value-type="string">
            <text:p>s por paso</text:p>
          </table:table-cell>
          <table:table-cell table:style-name="Default" office:value-type="string" calcext:value-type="string">
            <text:p>us por paso</text:p>
          </table:table-cell>
          <table:table-cell table:style-name="Default"/>
          <table:table-cell table:style-name="Default" office:value-type="string" calcext:value-type="string">
            <text:p>TimerInterrSet</text:p>
          </table:table-cell>
          <table:table-cell office:value-type="string" calcext:value-type="string">
            <text:p>HEX</text:p>
          </table:table-cell>
          <table:table-cell/>
          <table:table-cell office:value-type="string" calcext:value-type="string">
            <text:p>rpm</text:p>
          </table:table-cell>
          <table:table-cell table:style-name="Default" office:value-type="string" calcext:value-type="string">
            <text:p>mm pm</text:p>
          </table:table-cell>
          <table:table-cell table:style-name="Default" office:value-type="string" calcext:value-type="string">
            <text:p>mm p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5]*360" office:value-type="float" office:value="9000" calcext:value-type="float">
            <text:p>9000</text:p>
          </table:table-cell>
          <table:table-cell table:formula="of:=[.B5]/1.8" office:value-type="float" office:value="5000" calcext:value-type="float">
            <text:p>5000</text:p>
          </table:table-cell>
          <table:table-cell table:formula="of:=1/[.C5]" office:value-type="float" office:value="0.0002" calcext:value-type="float">
            <text:p>2.00E-04</text:p>
          </table:table-cell>
          <table:table-cell table:formula="of:=[.D5]*60" office:value-type="float" office:value="0.012" calcext:value-type="float">
            <text:p>1.20E-02</text:p>
          </table:table-cell>
          <table:table-cell table:formula="of:=[.E5]*10^6" office:value-type="float" office:value="12000" calcext:value-type="float">
            <text:p>12000</text:p>
          </table:table-cell>
          <table:table-cell/>
          <table:table-cell table:formula="of:=[.$H$3]-([.F5]/[.$I$3])" office:value-type="float" office:value="5536" calcext:value-type="float">
            <text:p>5536</text:p>
          </table:table-cell>
          <table:table-cell table:formula="of:=DEC2HEX([.H5])" office:value-type="string" office:string-value="15A0" calcext:value-type="string">
            <text:p>15A0</text:p>
          </table:table-cell>
          <table:table-cell/>
          <table:table-cell office:value-type="float" office:value="-9000" calcext:value-type="float">
            <text:p>-9000</text:p>
          </table:table-cell>
          <table:table-cell table:formula="of:=[.K5]*[.$K$3]*PI()" office:value-type="float" office:value="-141371.669411541" calcext:value-type="float">
            <text:p>-141371.67</text:p>
          </table:table-cell>
          <table:table-cell table:formula="of:=[.L5]/60" office:value-type="float" office:value="-2356.19449019234" calcext:value-type="float">
            <text:p>-2356.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6]*360" office:value-type="float" office:value="18000" calcext:value-type="float">
            <text:p>18000</text:p>
          </table:table-cell>
          <table:table-cell table:formula="of:=[.B6]/1.8" office:value-type="float" office:value="10000" calcext:value-type="float">
            <text:p>10000</text:p>
          </table:table-cell>
          <table:table-cell table:formula="of:=1/[.C6]" office:value-type="float" office:value="0.0001" calcext:value-type="float">
            <text:p>1.00E-04</text:p>
          </table:table-cell>
          <table:table-cell table:formula="of:=[.D6]*60" office:value-type="float" office:value="0.006" calcext:value-type="float">
            <text:p>6.00E-03</text:p>
          </table:table-cell>
          <table:table-cell table:formula="of:=[.E6]*10^6" office:value-type="float" office:value="6000" calcext:value-type="float">
            <text:p>6000</text:p>
          </table:table-cell>
          <table:table-cell/>
          <table:table-cell table:formula="of:=[.$H$3]-([.F6]/[.$I$3])" office:value-type="float" office:value="35536" calcext:value-type="float">
            <text:p>35536</text:p>
          </table:table-cell>
          <table:table-cell table:formula="of:=DEC2HEX([.H6])" office:value-type="string" office:string-value="8AD0" calcext:value-type="string">
            <text:p>8AD0</text:p>
          </table:table-cell>
          <table:table-cell/>
          <table:table-cell office:value-type="float" office:value="-8500" calcext:value-type="float">
            <text:p>-8500</text:p>
          </table:table-cell>
          <table:table-cell table:formula="of:=[.K6]*[.$K$3]*PI()" office:value-type="float" office:value="-133517.687777566" calcext:value-type="float">
            <text:p>-133517.69</text:p>
          </table:table-cell>
          <table:table-cell table:formula="of:=[.L6]/60" office:value-type="float" office:value="-2225.29479629277" calcext:value-type="float">
            <text:p>-2225.2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]*360" office:value-type="float" office:value="27000" calcext:value-type="float">
            <text:p>27000</text:p>
          </table:table-cell>
          <table:table-cell table:formula="of:=[.B7]/1.8" office:value-type="float" office:value="15000" calcext:value-type="float">
            <text:p>15000</text:p>
          </table:table-cell>
          <table:table-cell table:formula="of:=1/[.C7]" office:value-type="float" office:value="0.0000666666666666667" calcext:value-type="float">
            <text:p>6.67E-05</text:p>
          </table:table-cell>
          <table:table-cell table:formula="of:=[.D7]*60" office:value-type="float" office:value="0.004" calcext:value-type="float">
            <text:p>4.00E-03</text:p>
          </table:table-cell>
          <table:table-cell table:formula="of:=[.E7]*10^6" office:value-type="float" office:value="4000" calcext:value-type="float">
            <text:p>4000</text:p>
          </table:table-cell>
          <table:table-cell/>
          <table:table-cell table:formula="of:=[.$H$3]-([.F7]/[.$I$3])" office:value-type="float" office:value="45536" calcext:value-type="float">
            <text:p>45536</text:p>
          </table:table-cell>
          <table:table-cell table:formula="of:=DEC2HEX([.H7])" office:value-type="string" office:string-value="B1E0" calcext:value-type="string">
            <text:p>B1E0</text:p>
          </table:table-cell>
          <table:table-cell/>
          <table:table-cell office:value-type="float" office:value="-8000" calcext:value-type="float">
            <text:p>-8000</text:p>
          </table:table-cell>
          <table:table-cell table:formula="of:=[.K7]*[.$K$3]*PI()" office:value-type="float" office:value="-125663.706143592" calcext:value-type="float">
            <text:p>-125663.71</text:p>
          </table:table-cell>
          <table:table-cell table:formula="of:=[.L7]/60" office:value-type="float" office:value="-2094.3951023932" calcext:value-type="float">
            <text:p>-2094.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8]*360" office:value-type="float" office:value="36000" calcext:value-type="float">
            <text:p>36000</text:p>
          </table:table-cell>
          <table:table-cell table:formula="of:=[.B8]/1.8" office:value-type="float" office:value="20000" calcext:value-type="float">
            <text:p>20000</text:p>
          </table:table-cell>
          <table:table-cell table:formula="of:=1/[.C8]" office:value-type="float" office:value="0.00005" calcext:value-type="float">
            <text:p>5.00E-05</text:p>
          </table:table-cell>
          <table:table-cell table:formula="of:=[.D8]*60" office:value-type="float" office:value="0.003" calcext:value-type="float">
            <text:p>3.00E-03</text:p>
          </table:table-cell>
          <table:table-cell table:formula="of:=[.E8]*10^6" office:value-type="float" office:value="3000" calcext:value-type="float">
            <text:p>3000</text:p>
          </table:table-cell>
          <table:table-cell/>
          <table:table-cell table:formula="of:=[.$H$3]-([.F8]/[.$I$3])" office:value-type="float" office:value="50536" calcext:value-type="float">
            <text:p>50536</text:p>
          </table:table-cell>
          <table:table-cell table:formula="of:=DEC2HEX([.H8])" office:value-type="string" office:string-value="C568" calcext:value-type="string">
            <text:p>C568</text:p>
          </table:table-cell>
          <table:table-cell/>
          <table:table-cell office:value-type="float" office:value="-7500" calcext:value-type="float">
            <text:p>-7500</text:p>
          </table:table-cell>
          <table:table-cell table:formula="of:=[.K8]*[.$K$3]*PI()" office:value-type="float" office:value="-117809.724509617" calcext:value-type="float">
            <text:p>-117809.72</text:p>
          </table:table-cell>
          <table:table-cell table:formula="of:=[.L8]/60" office:value-type="float" office:value="-1963.49540849362" calcext:value-type="float">
            <text:p>-1963.5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9]*360" office:value-type="float" office:value="45000" calcext:value-type="float">
            <text:p>45000</text:p>
          </table:table-cell>
          <table:table-cell table:formula="of:=[.B9]/1.8" office:value-type="float" office:value="25000" calcext:value-type="float">
            <text:p>25000</text:p>
          </table:table-cell>
          <table:table-cell table:formula="of:=1/[.C9]" office:value-type="float" office:value="0.00004" calcext:value-type="float">
            <text:p>4.00E-05</text:p>
          </table:table-cell>
          <table:table-cell table:formula="of:=[.D9]*60" office:value-type="float" office:value="0.0024" calcext:value-type="float">
            <text:p>2.40E-03</text:p>
          </table:table-cell>
          <table:table-cell table:formula="of:=[.E9]*10^6" office:value-type="float" office:value="2400" calcext:value-type="float">
            <text:p>2400</text:p>
          </table:table-cell>
          <table:table-cell/>
          <table:table-cell table:formula="of:=[.$H$3]-([.F9]/[.$I$3])" office:value-type="float" office:value="53536" calcext:value-type="float">
            <text:p>53536</text:p>
          </table:table-cell>
          <table:table-cell table:formula="of:=DEC2HEX([.H9])" office:value-type="string" office:string-value="D120" calcext:value-type="string">
            <text:p>D120</text:p>
          </table:table-cell>
          <table:table-cell/>
          <table:table-cell office:value-type="float" office:value="-7000" calcext:value-type="float">
            <text:p>-7000</text:p>
          </table:table-cell>
          <table:table-cell table:formula="of:=[.K9]*[.$K$3]*PI()" office:value-type="float" office:value="-109955.742875643" calcext:value-type="float">
            <text:p>-109955.74</text:p>
          </table:table-cell>
          <table:table-cell table:formula="of:=[.L9]/60" office:value-type="float" office:value="-1832.59571459405" calcext:value-type="float">
            <text:p>-1832.6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0]*360" office:value-type="float" office:value="54000" calcext:value-type="float">
            <text:p>54000</text:p>
          </table:table-cell>
          <table:table-cell table:formula="of:=[.B10]/1.8" office:value-type="float" office:value="30000" calcext:value-type="float">
            <text:p>30000</text:p>
          </table:table-cell>
          <table:table-cell table:formula="of:=1/[.C10]" office:value-type="float" office:value="0.0000333333333333333" calcext:value-type="float">
            <text:p>3.33E-05</text:p>
          </table:table-cell>
          <table:table-cell table:formula="of:=[.D10]*60" office:value-type="float" office:value="0.002" calcext:value-type="float">
            <text:p>2.00E-03</text:p>
          </table:table-cell>
          <table:table-cell table:formula="of:=[.E10]*10^6" office:value-type="float" office:value="2000" calcext:value-type="float">
            <text:p>2000</text:p>
          </table:table-cell>
          <table:table-cell/>
          <table:table-cell table:formula="of:=[.$H$3]-([.F10]/[.$I$3])" office:value-type="float" office:value="55536" calcext:value-type="float">
            <text:p>55536</text:p>
          </table:table-cell>
          <table:table-cell table:formula="of:=DEC2HEX([.H10])" office:value-type="string" office:string-value="D8F0" calcext:value-type="string">
            <text:p>D8F0</text:p>
          </table:table-cell>
          <table:table-cell/>
          <table:table-cell office:value-type="float" office:value="-6500" calcext:value-type="float">
            <text:p>-6500</text:p>
          </table:table-cell>
          <table:table-cell table:formula="of:=[.K10]*[.$K$3]*PI()" office:value-type="float" office:value="-102101.761241668" calcext:value-type="float">
            <text:p>-102101.76</text:p>
          </table:table-cell>
          <table:table-cell table:formula="of:=[.L10]/60" office:value-type="float" office:value="-1701.69602069447" calcext:value-type="float">
            <text:p>-1701.7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1]*360" office:value-type="float" office:value="63000" calcext:value-type="float">
            <text:p>63000</text:p>
          </table:table-cell>
          <table:table-cell table:formula="of:=[.B11]/1.8" office:value-type="float" office:value="35000" calcext:value-type="float">
            <text:p>35000</text:p>
          </table:table-cell>
          <table:table-cell table:formula="of:=1/[.C11]" office:value-type="float" office:value="0.0000285714285714286" calcext:value-type="float">
            <text:p>2.86E-05</text:p>
          </table:table-cell>
          <table:table-cell table:formula="of:=[.D11]*60" office:value-type="float" office:value="0.00171428571428571" calcext:value-type="float">
            <text:p>1.71E-03</text:p>
          </table:table-cell>
          <table:table-cell table:formula="of:=[.E11]*10^6" office:value-type="float" office:value="1714.28571428571" calcext:value-type="float">
            <text:p>1714</text:p>
          </table:table-cell>
          <table:table-cell/>
          <table:table-cell table:formula="of:=[.$H$3]-([.F11]/[.$I$3])" office:value-type="float" office:value="56964.5714285714" calcext:value-type="float">
            <text:p>56965</text:p>
          </table:table-cell>
          <table:table-cell table:formula="of:=DEC2HEX([.H11])" office:value-type="string" office:string-value="DE84" calcext:value-type="string">
            <text:p>DE84</text:p>
          </table:table-cell>
          <table:table-cell/>
          <table:table-cell office:value-type="float" office:value="-6000" calcext:value-type="float">
            <text:p>-6000</text:p>
          </table:table-cell>
          <table:table-cell table:formula="of:=[.K11]*[.$K$3]*PI()" office:value-type="float" office:value="-94247.7796076938" calcext:value-type="float">
            <text:p>-94247.78</text:p>
          </table:table-cell>
          <table:table-cell table:formula="of:=[.L11]/60" office:value-type="float" office:value="-1570.7963267949" calcext:value-type="float">
            <text:p>-1570.8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12]*360" office:value-type="float" office:value="72000" calcext:value-type="float">
            <text:p>72000</text:p>
          </table:table-cell>
          <table:table-cell table:formula="of:=[.B12]/1.8" office:value-type="float" office:value="40000" calcext:value-type="float">
            <text:p>40000</text:p>
          </table:table-cell>
          <table:table-cell table:formula="of:=1/[.C12]" office:value-type="float" office:value="0.000025" calcext:value-type="float">
            <text:p>2.50E-05</text:p>
          </table:table-cell>
          <table:table-cell table:formula="of:=[.D12]*60" office:value-type="float" office:value="0.0015" calcext:value-type="float">
            <text:p>1.50E-03</text:p>
          </table:table-cell>
          <table:table-cell table:formula="of:=[.E12]*10^6" office:value-type="float" office:value="1500" calcext:value-type="float">
            <text:p>1500</text:p>
          </table:table-cell>
          <table:table-cell/>
          <table:table-cell table:formula="of:=[.$H$3]-([.F12]/[.$I$3])" office:value-type="float" office:value="58036" calcext:value-type="float">
            <text:p>58036</text:p>
          </table:table-cell>
          <table:table-cell table:formula="of:=DEC2HEX([.H12])" office:value-type="string" office:string-value="E2B4" calcext:value-type="string">
            <text:p>E2B4</text:p>
          </table:table-cell>
          <table:table-cell/>
          <table:table-cell office:value-type="float" office:value="-5500" calcext:value-type="float">
            <text:p>-5500</text:p>
          </table:table-cell>
          <table:table-cell table:formula="of:=[.K12]*[.$K$3]*PI()" office:value-type="float" office:value="-86393.7979737193" calcext:value-type="float">
            <text:p>-86393.80</text:p>
          </table:table-cell>
          <table:table-cell table:formula="of:=[.L12]/60" office:value-type="float" office:value="-1439.89663289532" calcext:value-type="float">
            <text:p>-1439.9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13]*360" office:value-type="float" office:value="81000" calcext:value-type="float">
            <text:p>81000</text:p>
          </table:table-cell>
          <table:table-cell table:formula="of:=[.B13]/1.8" office:value-type="float" office:value="45000" calcext:value-type="float">
            <text:p>45000</text:p>
          </table:table-cell>
          <table:table-cell table:formula="of:=1/[.C13]" office:value-type="float" office:value="0.0000222222222222222" calcext:value-type="float">
            <text:p>2.22E-05</text:p>
          </table:table-cell>
          <table:table-cell table:formula="of:=[.D13]*60" office:value-type="float" office:value="0.00133333333333333" calcext:value-type="float">
            <text:p>1.33E-03</text:p>
          </table:table-cell>
          <table:table-cell table:formula="of:=[.E13]*10^6" office:value-type="float" office:value="1333.33333333333" calcext:value-type="float">
            <text:p>1333</text:p>
          </table:table-cell>
          <table:table-cell/>
          <table:table-cell table:formula="of:=[.$H$3]-([.F13]/[.$I$3])" office:value-type="float" office:value="58869.3333333333" calcext:value-type="float">
            <text:p>58869</text:p>
          </table:table-cell>
          <table:table-cell table:formula="of:=DEC2HEX([.H13])" office:value-type="string" office:string-value="E5F5" calcext:value-type="string">
            <text:p>E5F5</text:p>
          </table:table-cell>
          <table:table-cell/>
          <table:table-cell office:value-type="float" office:value="-5000" calcext:value-type="float">
            <text:p>-5000</text:p>
          </table:table-cell>
          <table:table-cell table:formula="of:=[.K13]*[.$K$3]*PI()" office:value-type="float" office:value="-78539.8163397448" calcext:value-type="float">
            <text:p>-78539.82</text:p>
          </table:table-cell>
          <table:table-cell table:formula="of:=[.L13]/60" office:value-type="float" office:value="-1308.99693899575" calcext:value-type="float">
            <text:p>-1309.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14]*360" office:value-type="float" office:value="90000" calcext:value-type="float">
            <text:p>90000</text:p>
          </table:table-cell>
          <table:table-cell table:formula="of:=[.B14]/1.8" office:value-type="float" office:value="50000" calcext:value-type="float">
            <text:p>50000</text:p>
          </table:table-cell>
          <table:table-cell table:formula="of:=1/[.C14]" office:value-type="float" office:value="0.00002" calcext:value-type="float">
            <text:p>2.00E-05</text:p>
          </table:table-cell>
          <table:table-cell table:formula="of:=[.D14]*60" office:value-type="float" office:value="0.0012" calcext:value-type="float">
            <text:p>1.20E-03</text:p>
          </table:table-cell>
          <table:table-cell table:formula="of:=[.E14]*10^6" office:value-type="float" office:value="1200" calcext:value-type="float">
            <text:p>1200</text:p>
          </table:table-cell>
          <table:table-cell/>
          <table:table-cell table:formula="of:=[.$H$3]-([.F14]/[.$I$3])" office:value-type="float" office:value="59536" calcext:value-type="float">
            <text:p>59536</text:p>
          </table:table-cell>
          <table:table-cell table:formula="of:=DEC2HEX([.H14])" office:value-type="string" office:string-value="E890" calcext:value-type="string">
            <text:p>E890</text:p>
          </table:table-cell>
          <table:table-cell/>
          <table:table-cell office:value-type="float" office:value="-4500" calcext:value-type="float">
            <text:p>-4500</text:p>
          </table:table-cell>
          <table:table-cell table:formula="of:=[.K14]*[.$K$3]*PI()" office:value-type="float" office:value="-70685.8347057704" calcext:value-type="float">
            <text:p>-70685.83</text:p>
          </table:table-cell>
          <table:table-cell table:formula="of:=[.L14]/60" office:value-type="float" office:value="-1178.09724509617" calcext:value-type="float">
            <text:p>-1178.1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15]*360" office:value-type="float" office:value="99000" calcext:value-type="float">
            <text:p>99000</text:p>
          </table:table-cell>
          <table:table-cell table:formula="of:=[.B15]/1.8" office:value-type="float" office:value="55000" calcext:value-type="float">
            <text:p>55000</text:p>
          </table:table-cell>
          <table:table-cell table:formula="of:=1/[.C15]" office:value-type="float" office:value="0.0000181818181818182" calcext:value-type="float">
            <text:p>1.82E-05</text:p>
          </table:table-cell>
          <table:table-cell table:formula="of:=[.D15]*60" office:value-type="float" office:value="0.00109090909090909" calcext:value-type="float">
            <text:p>1.09E-03</text:p>
          </table:table-cell>
          <table:table-cell table:formula="of:=[.E15]*10^6" office:value-type="float" office:value="1090.90909090909" calcext:value-type="float">
            <text:p>1091</text:p>
          </table:table-cell>
          <table:table-cell/>
          <table:table-cell table:formula="of:=[.$H$3]-([.F15]/[.$I$3])" office:value-type="float" office:value="60081.4545454545" calcext:value-type="float">
            <text:p>60081</text:p>
          </table:table-cell>
          <table:table-cell table:formula="of:=DEC2HEX([.H15])" office:value-type="string" office:string-value="EAB1" calcext:value-type="string">
            <text:p>EAB1</text:p>
          </table:table-cell>
          <table:table-cell/>
          <table:table-cell office:value-type="float" office:value="-4000" calcext:value-type="float">
            <text:p>-4000</text:p>
          </table:table-cell>
          <table:table-cell table:formula="of:=[.K15]*[.$K$3]*PI()" office:value-type="float" office:value="-62831.8530717959" calcext:value-type="float">
            <text:p>-62831.85</text:p>
          </table:table-cell>
          <table:table-cell table:formula="of:=[.L15]/60" office:value-type="float" office:value="-1047.1975511966" calcext:value-type="float">
            <text:p>-1047.2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16]*360" office:value-type="float" office:value="108000" calcext:value-type="float">
            <text:p>108000</text:p>
          </table:table-cell>
          <table:table-cell table:formula="of:=[.B16]/1.8" office:value-type="float" office:value="60000" calcext:value-type="float">
            <text:p>60000</text:p>
          </table:table-cell>
          <table:table-cell table:formula="of:=1/[.C16]" office:value-type="float" office:value="0.0000166666666666667" calcext:value-type="float">
            <text:p>1.67E-05</text:p>
          </table:table-cell>
          <table:table-cell table:formula="of:=[.D16]*60" office:value-type="float" office:value="0.001" calcext:value-type="float">
            <text:p>1.00E-03</text:p>
          </table:table-cell>
          <table:table-cell table:formula="of:=[.E16]*10^6" office:value-type="float" office:value="1000" calcext:value-type="float">
            <text:p>1000</text:p>
          </table:table-cell>
          <table:table-cell/>
          <table:table-cell table:formula="of:=[.$H$3]-([.F16]/[.$I$3])" office:value-type="float" office:value="60536" calcext:value-type="float">
            <text:p>60536</text:p>
          </table:table-cell>
          <table:table-cell table:formula="of:=DEC2HEX([.H16])" office:value-type="string" office:string-value="EC78" calcext:value-type="string">
            <text:p>EC78</text:p>
          </table:table-cell>
          <table:table-cell/>
          <table:table-cell office:value-type="float" office:value="-3500" calcext:value-type="float">
            <text:p>-3500</text:p>
          </table:table-cell>
          <table:table-cell table:formula="of:=[.K16]*[.$K$3]*PI()" office:value-type="float" office:value="-54977.8714378214" calcext:value-type="float">
            <text:p>-54977.87</text:p>
          </table:table-cell>
          <table:table-cell table:formula="of:=[.L16]/60" office:value-type="float" office:value="-916.297857297023" calcext:value-type="float">
            <text:p>-916.3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17]*360" office:value-type="float" office:value="117000" calcext:value-type="float">
            <text:p>117000</text:p>
          </table:table-cell>
          <table:table-cell table:formula="of:=[.B17]/1.8" office:value-type="float" office:value="65000" calcext:value-type="float">
            <text:p>65000</text:p>
          </table:table-cell>
          <table:table-cell table:formula="of:=1/[.C17]" office:value-type="float" office:value="0.0000153846153846154" calcext:value-type="float">
            <text:p>1.54E-05</text:p>
          </table:table-cell>
          <table:table-cell table:formula="of:=[.D17]*60" office:value-type="float" office:value="0.000923076923076923" calcext:value-type="float">
            <text:p>9.23E-04</text:p>
          </table:table-cell>
          <table:table-cell table:formula="of:=[.E17]*10^6" office:value-type="float" office:value="923.076923076923" calcext:value-type="float">
            <text:p>923</text:p>
          </table:table-cell>
          <table:table-cell/>
          <table:table-cell table:formula="of:=[.$H$3]-([.F17]/[.$I$3])" office:value-type="float" office:value="60920.6153846154" calcext:value-type="float">
            <text:p>60921</text:p>
          </table:table-cell>
          <table:table-cell table:formula="of:=DEC2HEX([.H17])" office:value-type="string" office:string-value="EDF8" calcext:value-type="string">
            <text:p>EDF8</text:p>
          </table:table-cell>
          <table:table-cell/>
          <table:table-cell office:value-type="float" office:value="-3000" calcext:value-type="float">
            <text:p>-3000</text:p>
          </table:table-cell>
          <table:table-cell table:formula="of:=[.K17]*[.$K$3]*PI()" office:value-type="float" office:value="-47123.8898038469" calcext:value-type="float">
            <text:p>-47123.89</text:p>
          </table:table-cell>
          <table:table-cell table:formula="of:=[.L17]/60" office:value-type="float" office:value="-785.398163397448" calcext:value-type="float">
            <text:p>-785.4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18]*360" office:value-type="float" office:value="126000" calcext:value-type="float">
            <text:p>126000</text:p>
          </table:table-cell>
          <table:table-cell table:formula="of:=[.B18]/1.8" office:value-type="float" office:value="70000" calcext:value-type="float">
            <text:p>70000</text:p>
          </table:table-cell>
          <table:table-cell table:formula="of:=1/[.C18]" office:value-type="float" office:value="0.0000142857142857143" calcext:value-type="float">
            <text:p>1.43E-05</text:p>
          </table:table-cell>
          <table:table-cell table:formula="of:=[.D18]*60" office:value-type="float" office:value="0.000857142857142857" calcext:value-type="float">
            <text:p>8.57E-04</text:p>
          </table:table-cell>
          <table:table-cell table:formula="of:=[.E18]*10^6" office:value-type="float" office:value="857.142857142857" calcext:value-type="float">
            <text:p>857</text:p>
          </table:table-cell>
          <table:table-cell/>
          <table:table-cell table:formula="of:=[.$H$3]-([.F18]/[.$I$3])" office:value-type="float" office:value="61250.2857142857" calcext:value-type="float">
            <text:p>61250</text:p>
          </table:table-cell>
          <table:table-cell table:formula="of:=DEC2HEX([.H18])" office:value-type="string" office:string-value="EF42" calcext:value-type="string">
            <text:p>EF42</text:p>
          </table:table-cell>
          <table:table-cell/>
          <table:table-cell office:value-type="float" office:value="-2500" calcext:value-type="float">
            <text:p>-2500</text:p>
          </table:table-cell>
          <table:table-cell table:formula="of:=[.K18]*[.$K$3]*PI()" office:value-type="float" office:value="-39269.9081698724" calcext:value-type="float">
            <text:p>-39269.91</text:p>
          </table:table-cell>
          <table:table-cell table:formula="of:=[.L18]/60" office:value-type="float" office:value="-654.498469497874" calcext:value-type="float">
            <text:p>-654.5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19]*360" office:value-type="float" office:value="135000" calcext:value-type="float">
            <text:p>135000</text:p>
          </table:table-cell>
          <table:table-cell table:formula="of:=[.B19]/1.8" office:value-type="float" office:value="75000" calcext:value-type="float">
            <text:p>75000</text:p>
          </table:table-cell>
          <table:table-cell table:formula="of:=1/[.C19]" office:value-type="float" office:value="0.0000133333333333333" calcext:value-type="float">
            <text:p>1.33E-05</text:p>
          </table:table-cell>
          <table:table-cell table:formula="of:=[.D19]*60" office:value-type="float" office:value="0.0008" calcext:value-type="float">
            <text:p>8.00E-04</text:p>
          </table:table-cell>
          <table:table-cell table:formula="of:=[.E19]*10^6" office:value-type="float" office:value="800" calcext:value-type="float">
            <text:p>800</text:p>
          </table:table-cell>
          <table:table-cell/>
          <table:table-cell table:formula="of:=[.$H$3]-([.F19]/[.$I$3])" office:value-type="float" office:value="61536" calcext:value-type="float">
            <text:p>61536</text:p>
          </table:table-cell>
          <table:table-cell table:formula="of:=DEC2HEX([.H19])" office:value-type="string" office:string-value="F060" calcext:value-type="string">
            <text:p>F060</text:p>
          </table:table-cell>
          <table:table-cell/>
          <table:table-cell office:value-type="float" office:value="-2000" calcext:value-type="float">
            <text:p>-2000</text:p>
          </table:table-cell>
          <table:table-cell table:formula="of:=[.K19]*[.$K$3]*PI()" office:value-type="float" office:value="-31415.9265358979" calcext:value-type="float">
            <text:p>-31415.93</text:p>
          </table:table-cell>
          <table:table-cell table:formula="of:=[.L19]/60" office:value-type="float" office:value="-523.598775598299" calcext:value-type="float">
            <text:p>-523.6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20]*360" office:value-type="float" office:value="144000" calcext:value-type="float">
            <text:p>144000</text:p>
          </table:table-cell>
          <table:table-cell table:formula="of:=[.B20]/1.8" office:value-type="float" office:value="80000" calcext:value-type="float">
            <text:p>80000</text:p>
          </table:table-cell>
          <table:table-cell table:formula="of:=1/[.C20]" office:value-type="float" office:value="0.0000125" calcext:value-type="float">
            <text:p>1.25E-05</text:p>
          </table:table-cell>
          <table:table-cell table:formula="of:=[.D20]*60" office:value-type="float" office:value="0.00075" calcext:value-type="float">
            <text:p>7.50E-04</text:p>
          </table:table-cell>
          <table:table-cell table:formula="of:=[.E20]*10^6" office:value-type="float" office:value="750" calcext:value-type="float">
            <text:p>750</text:p>
          </table:table-cell>
          <table:table-cell/>
          <table:table-cell table:formula="of:=[.$H$3]-([.F20]/[.$I$3])" office:value-type="float" office:value="61786" calcext:value-type="float">
            <text:p>61786</text:p>
          </table:table-cell>
          <table:table-cell table:formula="of:=DEC2HEX([.H20])" office:value-type="string" office:string-value="F15A" calcext:value-type="string">
            <text:p>F15A</text:p>
          </table:table-cell>
          <table:table-cell/>
          <table:table-cell office:value-type="float" office:value="-1500" calcext:value-type="float">
            <text:p>-1500</text:p>
          </table:table-cell>
          <table:table-cell table:formula="of:=[.K20]*[.$K$3]*PI()" office:value-type="float" office:value="-23561.9449019234" calcext:value-type="float">
            <text:p>-23561.94</text:p>
          </table:table-cell>
          <table:table-cell table:formula="of:=[.L20]/60" office:value-type="float" office:value="-392.699081698724" calcext:value-type="float">
            <text:p>-392.7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21]*360" office:value-type="float" office:value="153000" calcext:value-type="float">
            <text:p>153000</text:p>
          </table:table-cell>
          <table:table-cell table:formula="of:=[.B21]/1.8" office:value-type="float" office:value="85000" calcext:value-type="float">
            <text:p>85000</text:p>
          </table:table-cell>
          <table:table-cell table:formula="of:=1/[.C21]" office:value-type="float" office:value="0.0000117647058823529" calcext:value-type="float">
            <text:p>1.18E-05</text:p>
          </table:table-cell>
          <table:table-cell table:formula="of:=[.D21]*60" office:value-type="float" office:value="0.000705882352941176" calcext:value-type="float">
            <text:p>7.06E-04</text:p>
          </table:table-cell>
          <table:table-cell table:formula="of:=[.E21]*10^6" office:value-type="float" office:value="705.882352941176" calcext:value-type="float">
            <text:p>706</text:p>
          </table:table-cell>
          <table:table-cell/>
          <table:table-cell table:formula="of:=[.$H$3]-([.F21]/[.$I$3])" office:value-type="float" office:value="62006.5882352941" calcext:value-type="float">
            <text:p>62007</text:p>
          </table:table-cell>
          <table:table-cell table:formula="of:=DEC2HEX([.H21])" office:value-type="string" office:string-value="F236" calcext:value-type="string">
            <text:p>F236</text:p>
          </table:table-cell>
          <table:table-cell/>
          <table:table-cell office:value-type="float" office:value="-1000" calcext:value-type="float">
            <text:p>-1000</text:p>
          </table:table-cell>
          <table:table-cell table:formula="of:=[.K21]*[.$K$3]*PI()" office:value-type="float" office:value="-15707.963267949" calcext:value-type="float">
            <text:p>-15707.96</text:p>
          </table:table-cell>
          <table:table-cell table:formula="of:=[.L21]/60" office:value-type="float" office:value="-261.799387799149" calcext:value-type="float">
            <text:p>-261.8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22]*360" office:value-type="float" office:value="162000" calcext:value-type="float">
            <text:p>162000</text:p>
          </table:table-cell>
          <table:table-cell table:formula="of:=[.B22]/1.8" office:value-type="float" office:value="90000" calcext:value-type="float">
            <text:p>90000</text:p>
          </table:table-cell>
          <table:table-cell table:formula="of:=1/[.C22]" office:value-type="float" office:value="0.0000111111111111111" calcext:value-type="float">
            <text:p>1.11E-05</text:p>
          </table:table-cell>
          <table:table-cell table:formula="of:=[.D22]*60" office:value-type="float" office:value="0.000666666666666667" calcext:value-type="float">
            <text:p>6.67E-04</text:p>
          </table:table-cell>
          <table:table-cell table:formula="of:=[.E22]*10^6" office:value-type="float" office:value="666.666666666667" calcext:value-type="float">
            <text:p>667</text:p>
          </table:table-cell>
          <table:table-cell/>
          <table:table-cell table:formula="of:=[.$H$3]-([.F22]/[.$I$3])" office:value-type="float" office:value="62202.6666666667" calcext:value-type="float">
            <text:p>62203</text:p>
          </table:table-cell>
          <table:table-cell table:formula="of:=DEC2HEX([.H22])" office:value-type="string" office:string-value="F2FA" calcext:value-type="string">
            <text:p>F2FA</text:p>
          </table:table-cell>
          <table:table-cell/>
          <table:table-cell office:value-type="float" office:value="-500" calcext:value-type="float">
            <text:p>-500</text:p>
          </table:table-cell>
          <table:table-cell table:formula="of:=[.K22]*[.$K$3]*PI()" office:value-type="float" office:value="-7853.98163397448" calcext:value-type="float">
            <text:p>-7853.98</text:p>
          </table:table-cell>
          <table:table-cell table:formula="of:=[.L22]/60" office:value-type="float" office:value="-130.899693899575" calcext:value-type="float">
            <text:p>-130.9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23]*360" office:value-type="float" office:value="171000" calcext:value-type="float">
            <text:p>171000</text:p>
          </table:table-cell>
          <table:table-cell table:formula="of:=[.B23]/1.8" office:value-type="float" office:value="95000" calcext:value-type="float">
            <text:p>95000</text:p>
          </table:table-cell>
          <table:table-cell table:formula="of:=1/[.C23]" office:value-type="float" office:value="0.0000105263157894737" calcext:value-type="float">
            <text:p>1.05E-05</text:p>
          </table:table-cell>
          <table:table-cell table:formula="of:=[.D23]*60" office:value-type="float" office:value="0.000631578947368421" calcext:value-type="float">
            <text:p>6.32E-04</text:p>
          </table:table-cell>
          <table:table-cell table:formula="of:=[.E23]*10^6" office:value-type="float" office:value="631.578947368421" calcext:value-type="float">
            <text:p>632</text:p>
          </table:table-cell>
          <table:table-cell/>
          <table:table-cell table:formula="of:=[.$H$3]-([.F23]/[.$I$3])" office:value-type="float" office:value="62378.1052631579" calcext:value-type="float">
            <text:p>62378</text:p>
          </table:table-cell>
          <table:table-cell table:formula="of:=DEC2HEX([.H23])" office:value-type="string" office:string-value="F3AA" calcext:value-type="string">
            <text:p>F3AA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23]*[.$K$3]*PI()" office:value-type="float" office:value="0" calcext:value-type="float">
            <text:p>0.00</text:p>
          </table:table-cell>
          <table:table-cell table:formula="of:=[.L23]/6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24]*360" office:value-type="float" office:value="180000" calcext:value-type="float">
            <text:p>180000</text:p>
          </table:table-cell>
          <table:table-cell table:formula="of:=[.B24]/1.8" office:value-type="float" office:value="100000" calcext:value-type="float">
            <text:p>100000</text:p>
          </table:table-cell>
          <table:table-cell table:formula="of:=1/[.C24]" office:value-type="float" office:value="0.00001" calcext:value-type="float">
            <text:p>1.00E-05</text:p>
          </table:table-cell>
          <table:table-cell table:formula="of:=[.D24]*60" office:value-type="float" office:value="0.0006" calcext:value-type="float">
            <text:p>6.00E-04</text:p>
          </table:table-cell>
          <table:table-cell table:formula="of:=[.E24]*10^6" office:value-type="float" office:value="600" calcext:value-type="float">
            <text:p>600</text:p>
          </table:table-cell>
          <table:table-cell/>
          <table:table-cell table:formula="of:=[.$H$3]-([.F24]/[.$I$3])" office:value-type="float" office:value="62536" calcext:value-type="float">
            <text:p>62536</text:p>
          </table:table-cell>
          <table:table-cell table:formula="of:=DEC2HEX([.H24])" office:value-type="string" office:string-value="F448" calcext:value-type="string">
            <text:p>F448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K24]*[.$K$3]*PI()" office:value-type="float" office:value="7853.98163397448" calcext:value-type="float">
            <text:p>7853.98</text:p>
          </table:table-cell>
          <table:table-cell table:formula="of:=[.L24]/60" office:value-type="float" office:value="130.899693899575" calcext:value-type="float">
            <text:p>130.9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25]*360" office:value-type="float" office:value="360000" calcext:value-type="float">
            <text:p>360000</text:p>
          </table:table-cell>
          <table:table-cell table:formula="of:=[.B25]/1.8" office:value-type="float" office:value="200000" calcext:value-type="float">
            <text:p>200000</text:p>
          </table:table-cell>
          <table:table-cell table:formula="of:=1/[.C25]" office:value-type="float" office:value="0.000005" calcext:value-type="float">
            <text:p>5.00E-06</text:p>
          </table:table-cell>
          <table:table-cell table:formula="of:=[.D25]*60" office:value-type="float" office:value="0.0003" calcext:value-type="float">
            <text:p>3.00E-04</text:p>
          </table:table-cell>
          <table:table-cell table:formula="of:=[.E25]*10^6" office:value-type="float" office:value="300" calcext:value-type="float">
            <text:p>300</text:p>
          </table:table-cell>
          <table:table-cell/>
          <table:table-cell table:formula="of:=[.$H$3]-([.F25]/[.$I$3])" office:value-type="float" office:value="64036" calcext:value-type="float">
            <text:p>64036</text:p>
          </table:table-cell>
          <table:table-cell table:formula="of:=DEC2HEX([.H25])" office:value-type="string" office:string-value="FA24" calcext:value-type="string">
            <text:p>FA24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K25]*[.$K$3]*PI()" office:value-type="float" office:value="15707.963267949" calcext:value-type="float">
            <text:p>15707.96</text:p>
          </table:table-cell>
          <table:table-cell table:formula="of:=[.L25]/60" office:value-type="float" office:value="261.799387799149" calcext:value-type="float">
            <text:p>261.8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A26]*360" office:value-type="float" office:value="540000" calcext:value-type="float">
            <text:p>540000</text:p>
          </table:table-cell>
          <table:table-cell table:formula="of:=[.B26]/1.8" office:value-type="float" office:value="300000" calcext:value-type="float">
            <text:p>300000</text:p>
          </table:table-cell>
          <table:table-cell table:formula="of:=1/[.C26]" office:value-type="float" office:value="0.00000333333333333333" calcext:value-type="float">
            <text:p>3.33E-06</text:p>
          </table:table-cell>
          <table:table-cell table:formula="of:=[.D26]*60" office:value-type="float" office:value="0.0002" calcext:value-type="float">
            <text:p>2.00E-04</text:p>
          </table:table-cell>
          <table:table-cell table:formula="of:=[.E26]*10^6" office:value-type="float" office:value="200" calcext:value-type="float">
            <text:p>200</text:p>
          </table:table-cell>
          <table:table-cell/>
          <table:table-cell table:formula="of:=[.$H$3]-([.F26]/[.$I$3])" office:value-type="float" office:value="64536" calcext:value-type="float">
            <text:p>64536</text:p>
          </table:table-cell>
          <table:table-cell table:formula="of:=DEC2HEX([.H26])" office:value-type="string" office:string-value="FC18" calcext:value-type="string">
            <text:p>FC18</text:p>
          </table:table-cell>
          <table:table-cell/>
          <table:table-cell office:value-type="float" office:value="1500" calcext:value-type="float">
            <text:p>1500</text:p>
          </table:table-cell>
          <table:table-cell table:formula="of:=[.K26]*[.$K$3]*PI()" office:value-type="float" office:value="23561.9449019234" calcext:value-type="float">
            <text:p>23561.94</text:p>
          </table:table-cell>
          <table:table-cell table:formula="of:=[.L26]/60" office:value-type="float" office:value="392.699081698724" calcext:value-type="float">
            <text:p>392.7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A27]*360" office:value-type="float" office:value="720000" calcext:value-type="float">
            <text:p>720000</text:p>
          </table:table-cell>
          <table:table-cell table:formula="of:=[.B27]/1.8" office:value-type="float" office:value="400000" calcext:value-type="float">
            <text:p>400000</text:p>
          </table:table-cell>
          <table:table-cell table:formula="of:=1/[.C27]" office:value-type="float" office:value="0.0000025" calcext:value-type="float">
            <text:p>2.50E-06</text:p>
          </table:table-cell>
          <table:table-cell table:formula="of:=[.D27]*60" office:value-type="float" office:value="0.00015" calcext:value-type="float">
            <text:p>1.50E-04</text:p>
          </table:table-cell>
          <table:table-cell table:formula="of:=[.E27]*10^6" office:value-type="float" office:value="150" calcext:value-type="float">
            <text:p>150</text:p>
          </table:table-cell>
          <table:table-cell/>
          <table:table-cell table:formula="of:=[.$H$3]-([.F27]/[.$I$3])" office:value-type="float" office:value="64786" calcext:value-type="float">
            <text:p>64786</text:p>
          </table:table-cell>
          <table:table-cell table:formula="of:=DEC2HEX([.H27])" office:value-type="string" office:string-value="FD12" calcext:value-type="string">
            <text:p>FD1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K27]*[.$K$3]*PI()" office:value-type="float" office:value="31415.9265358979" calcext:value-type="float">
            <text:p>31415.93</text:p>
          </table:table-cell>
          <table:table-cell table:formula="of:=[.L27]/60" office:value-type="float" office:value="523.598775598299" calcext:value-type="float">
            <text:p>523.6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A28]*360" office:value-type="float" office:value="900000" calcext:value-type="float">
            <text:p>900000</text:p>
          </table:table-cell>
          <table:table-cell table:formula="of:=[.B28]/1.8" office:value-type="float" office:value="500000" calcext:value-type="float">
            <text:p>500000</text:p>
          </table:table-cell>
          <table:table-cell table:formula="of:=1/[.C28]" office:value-type="float" office:value="0.000002" calcext:value-type="float">
            <text:p>2.00E-06</text:p>
          </table:table-cell>
          <table:table-cell table:formula="of:=[.D28]*60" office:value-type="float" office:value="0.00012" calcext:value-type="float">
            <text:p>1.20E-04</text:p>
          </table:table-cell>
          <table:table-cell table:formula="of:=[.E28]*10^6" office:value-type="float" office:value="120" calcext:value-type="float">
            <text:p>120</text:p>
          </table:table-cell>
          <table:table-cell/>
          <table:table-cell table:formula="of:=[.$H$3]-([.F28]/[.$I$3])" office:value-type="float" office:value="64936" calcext:value-type="float">
            <text:p>64936</text:p>
          </table:table-cell>
          <table:table-cell table:formula="of:=DEC2HEX([.H28])" office:value-type="string" office:string-value="FDA8" calcext:value-type="string">
            <text:p>FDA8</text:p>
          </table:table-cell>
          <table:table-cell/>
          <table:table-cell office:value-type="float" office:value="2500" calcext:value-type="float">
            <text:p>2500</text:p>
          </table:table-cell>
          <table:table-cell table:formula="of:=[.K28]*[.$K$3]*PI()" office:value-type="float" office:value="39269.9081698724" calcext:value-type="float">
            <text:p>39269.91</text:p>
          </table:table-cell>
          <table:table-cell table:formula="of:=[.L28]/60" office:value-type="float" office:value="654.498469497874" calcext:value-type="float">
            <text:p>654.5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A29]*360" office:value-type="float" office:value="1080000" calcext:value-type="float">
            <text:p>1080000</text:p>
          </table:table-cell>
          <table:table-cell table:formula="of:=[.B29]/1.8" office:value-type="float" office:value="600000" calcext:value-type="float">
            <text:p>600000</text:p>
          </table:table-cell>
          <table:table-cell table:formula="of:=1/[.C29]" office:value-type="float" office:value="0.00000166666666666667" calcext:value-type="float">
            <text:p>1.67E-06</text:p>
          </table:table-cell>
          <table:table-cell table:formula="of:=[.D29]*60" office:value-type="float" office:value="0.0001" calcext:value-type="float">
            <text:p>1.00E-04</text:p>
          </table:table-cell>
          <table:table-cell table:formula="of:=[.E29]*10^6" office:value-type="float" office:value="100" calcext:value-type="float">
            <text:p>100</text:p>
          </table:table-cell>
          <table:table-cell/>
          <table:table-cell table:formula="of:=[.$H$3]-([.F29]/[.$I$3])" office:value-type="float" office:value="65036" calcext:value-type="float">
            <text:p>65036</text:p>
          </table:table-cell>
          <table:table-cell table:formula="of:=DEC2HEX([.H29])" office:value-type="string" office:string-value="FE0C" calcext:value-type="string">
            <text:p>FE0C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K29]*[.$K$3]*PI()" office:value-type="float" office:value="47123.8898038469" calcext:value-type="float">
            <text:p>47123.89</text:p>
          </table:table-cell>
          <table:table-cell table:formula="of:=[.L29]/60" office:value-type="float" office:value="785.398163397448" calcext:value-type="float">
            <text:p>785.40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.A30]*360" office:value-type="float" office:value="1260000" calcext:value-type="float">
            <text:p>1260000</text:p>
          </table:table-cell>
          <table:table-cell table:formula="of:=[.B30]/1.8" office:value-type="float" office:value="700000" calcext:value-type="float">
            <text:p>700000</text:p>
          </table:table-cell>
          <table:table-cell table:formula="of:=1/[.C30]" office:value-type="float" office:value="0.00000142857142857143" calcext:value-type="float">
            <text:p>1.43E-06</text:p>
          </table:table-cell>
          <table:table-cell table:formula="of:=[.D30]*60" office:value-type="float" office:value="0.0000857142857142857" calcext:value-type="float">
            <text:p>8.57E-05</text:p>
          </table:table-cell>
          <table:table-cell table:formula="of:=[.E30]*10^6" office:value-type="float" office:value="85.7142857142857" calcext:value-type="float">
            <text:p>86</text:p>
          </table:table-cell>
          <table:table-cell/>
          <table:table-cell table:formula="of:=[.$H$3]-([.F30]/[.$I$3])" office:value-type="float" office:value="65107.4285714286" calcext:value-type="float">
            <text:p>65107</text:p>
          </table:table-cell>
          <table:table-cell table:formula="of:=DEC2HEX([.H30])" office:value-type="string" office:string-value="FE53" calcext:value-type="string">
            <text:p>FE53</text:p>
          </table:table-cell>
          <table:table-cell/>
          <table:table-cell office:value-type="float" office:value="3500" calcext:value-type="float">
            <text:p>3500</text:p>
          </table:table-cell>
          <table:table-cell table:formula="of:=[.K30]*[.$K$3]*PI()" office:value-type="float" office:value="54977.8714378214" calcext:value-type="float">
            <text:p>54977.87</text:p>
          </table:table-cell>
          <table:table-cell table:formula="of:=[.L30]/60" office:value-type="float" office:value="916.297857297023" calcext:value-type="float">
            <text:p>916.3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A31]*360" office:value-type="float" office:value="1440000" calcext:value-type="float">
            <text:p>1440000</text:p>
          </table:table-cell>
          <table:table-cell table:formula="of:=[.B31]/1.8" office:value-type="float" office:value="800000" calcext:value-type="float">
            <text:p>800000</text:p>
          </table:table-cell>
          <table:table-cell table:formula="of:=1/[.C31]" office:value-type="float" office:value="0.00000125" calcext:value-type="float">
            <text:p>1.25E-06</text:p>
          </table:table-cell>
          <table:table-cell table:formula="of:=[.D31]*60" office:value-type="float" office:value="0.000075" calcext:value-type="float">
            <text:p>7.50E-05</text:p>
          </table:table-cell>
          <table:table-cell table:formula="of:=[.E31]*10^6" office:value-type="float" office:value="75" calcext:value-type="float">
            <text:p>75</text:p>
          </table:table-cell>
          <table:table-cell/>
          <table:table-cell table:formula="of:=[.$H$3]-([.F31]/[.$I$3])" office:value-type="float" office:value="65161" calcext:value-type="float">
            <text:p>65161</text:p>
          </table:table-cell>
          <table:table-cell table:formula="of:=DEC2HEX([.H31])" office:value-type="string" office:string-value="FE89" calcext:value-type="string">
            <text:p>FE89</text:p>
          </table:table-cell>
          <table:table-cell/>
          <table:table-cell office:value-type="float" office:value="4000" calcext:value-type="float">
            <text:p>4000</text:p>
          </table:table-cell>
          <table:table-cell table:formula="of:=[.K31]*[.$K$3]*PI()" office:value-type="float" office:value="62831.8530717959" calcext:value-type="float">
            <text:p>62831.85</text:p>
          </table:table-cell>
          <table:table-cell table:formula="of:=[.L31]/60" office:value-type="float" office:value="1047.1975511966" calcext:value-type="float">
            <text:p>1047.20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.A32]*360" office:value-type="float" office:value="1620000" calcext:value-type="float">
            <text:p>1620000</text:p>
          </table:table-cell>
          <table:table-cell table:formula="of:=[.B32]/1.8" office:value-type="float" office:value="900000" calcext:value-type="float">
            <text:p>900000</text:p>
          </table:table-cell>
          <table:table-cell table:formula="of:=1/[.C32]" office:value-type="float" office:value="0.00000111111111111111" calcext:value-type="float">
            <text:p>1.11E-06</text:p>
          </table:table-cell>
          <table:table-cell table:formula="of:=[.D32]*60" office:value-type="float" office:value="0.0000666666666666667" calcext:value-type="float">
            <text:p>6.67E-05</text:p>
          </table:table-cell>
          <table:table-cell table:formula="of:=[.E32]*10^6" office:value-type="float" office:value="66.6666666666667" calcext:value-type="float">
            <text:p>67</text:p>
          </table:table-cell>
          <table:table-cell/>
          <table:table-cell table:formula="of:=[.$H$3]-([.F32]/[.$I$3])" office:value-type="float" office:value="65202.6666666667" calcext:value-type="float">
            <text:p>65203</text:p>
          </table:table-cell>
          <table:table-cell table:formula="of:=DEC2HEX([.H32])" office:value-type="string" office:string-value="FEB2" calcext:value-type="string">
            <text:p>FEB2</text:p>
          </table:table-cell>
          <table:table-cell/>
          <table:table-cell office:value-type="float" office:value="4500" calcext:value-type="float">
            <text:p>4500</text:p>
          </table:table-cell>
          <table:table-cell table:formula="of:=[.K32]*[.$K$3]*PI()" office:value-type="float" office:value="70685.8347057704" calcext:value-type="float">
            <text:p>70685.83</text:p>
          </table:table-cell>
          <table:table-cell table:formula="of:=[.L32]/60" office:value-type="float" office:value="1178.09724509617" calcext:value-type="float">
            <text:p>1178.1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A33]*360" office:value-type="float" office:value="1800000" calcext:value-type="float">
            <text:p>1800000</text:p>
          </table:table-cell>
          <table:table-cell table:formula="of:=[.B33]/1.8" office:value-type="float" office:value="1000000" calcext:value-type="float">
            <text:p>1000000</text:p>
          </table:table-cell>
          <table:table-cell table:formula="of:=1/[.C33]" office:value-type="float" office:value="0.000001" calcext:value-type="float">
            <text:p>1.00E-06</text:p>
          </table:table-cell>
          <table:table-cell table:formula="of:=[.D33]*60" office:value-type="float" office:value="0.00006" calcext:value-type="float">
            <text:p>6.00E-05</text:p>
          </table:table-cell>
          <table:table-cell table:formula="of:=[.E33]*10^6" office:value-type="float" office:value="60" calcext:value-type="float">
            <text:p>60</text:p>
          </table:table-cell>
          <table:table-cell/>
          <table:table-cell table:formula="of:=[.$H$3]-([.F33]/[.$I$3])" office:value-type="float" office:value="65236" calcext:value-type="float">
            <text:p>65236</text:p>
          </table:table-cell>
          <table:table-cell table:formula="of:=DEC2HEX([.H33])" office:value-type="string" office:string-value="FED4" calcext:value-type="string">
            <text:p>FED4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[.K33]*[.$K$3]*PI()" office:value-type="float" office:value="78539.8163397448" calcext:value-type="float">
            <text:p>78539.82</text:p>
          </table:table-cell>
          <table:table-cell table:formula="of:=[.L33]/60" office:value-type="float" office:value="1308.99693899575" calcext:value-type="float">
            <text:p>1309.00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[.A34]*360" office:value-type="float" office:value="1980000" calcext:value-type="float">
            <text:p>1980000</text:p>
          </table:table-cell>
          <table:table-cell table:formula="of:=[.B34]/1.8" office:value-type="float" office:value="1100000" calcext:value-type="float">
            <text:p>1100000</text:p>
          </table:table-cell>
          <table:table-cell table:formula="of:=1/[.C34]" office:value-type="float" office:value="0.000000909090909090909" calcext:value-type="float">
            <text:p>9.09E-07</text:p>
          </table:table-cell>
          <table:table-cell table:formula="of:=[.D34]*60" office:value-type="float" office:value="0.0000545454545454545" calcext:value-type="float">
            <text:p>5.45E-05</text:p>
          </table:table-cell>
          <table:table-cell table:formula="of:=[.E34]*10^6" office:value-type="float" office:value="54.5454545454545" calcext:value-type="float">
            <text:p>55</text:p>
          </table:table-cell>
          <table:table-cell/>
          <table:table-cell table:formula="of:=[.$H$3]-([.F34]/[.$I$3])" office:value-type="float" office:value="65263.2727272727" calcext:value-type="float">
            <text:p>65263</text:p>
          </table:table-cell>
          <table:table-cell table:formula="of:=DEC2HEX([.H34])" office:value-type="string" office:string-value="FEEF" calcext:value-type="string">
            <text:p>FEEF</text:p>
          </table:table-cell>
          <table:table-cell/>
          <table:table-cell office:value-type="float" office:value="5500" calcext:value-type="float">
            <text:p>5500</text:p>
          </table:table-cell>
          <table:table-cell table:formula="of:=[.K34]*[.$K$3]*PI()" office:value-type="float" office:value="86393.7979737193" calcext:value-type="float">
            <text:p>86393.80</text:p>
          </table:table-cell>
          <table:table-cell table:formula="of:=[.L34]/60" office:value-type="float" office:value="1439.89663289532" calcext:value-type="float">
            <text:p>1439.9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A35]*360" office:value-type="float" office:value="2160000" calcext:value-type="float">
            <text:p>2160000</text:p>
          </table:table-cell>
          <table:table-cell table:formula="of:=[.B35]/1.8" office:value-type="float" office:value="1200000" calcext:value-type="float">
            <text:p>1200000</text:p>
          </table:table-cell>
          <table:table-cell table:formula="of:=1/[.C35]" office:value-type="float" office:value="0.000000833333333333333" calcext:value-type="float">
            <text:p>8.33E-07</text:p>
          </table:table-cell>
          <table:table-cell table:formula="of:=[.D35]*60" office:value-type="float" office:value="0.00005" calcext:value-type="float">
            <text:p>5.00E-05</text:p>
          </table:table-cell>
          <table:table-cell table:formula="of:=[.E35]*10^6" office:value-type="float" office:value="50" calcext:value-type="float">
            <text:p>50</text:p>
          </table:table-cell>
          <table:table-cell/>
          <table:table-cell table:formula="of:=[.$H$3]-([.F35]/[.$I$3])" office:value-type="float" office:value="65286" calcext:value-type="float">
            <text:p>65286</text:p>
          </table:table-cell>
          <table:table-cell table:formula="of:=DEC2HEX([.H35])" office:value-type="string" office:string-value="FF06" calcext:value-type="string">
            <text:p>FF06</text:p>
          </table:table-cell>
          <table:table-cell/>
          <table:table-cell office:value-type="float" office:value="6000" calcext:value-type="float">
            <text:p>6000</text:p>
          </table:table-cell>
          <table:table-cell table:formula="of:=[.K35]*[.$K$3]*PI()" office:value-type="float" office:value="94247.7796076938" calcext:value-type="float">
            <text:p>94247.78</text:p>
          </table:table-cell>
          <table:table-cell table:formula="of:=[.L35]/60" office:value-type="float" office:value="1570.7963267949" calcext:value-type="float">
            <text:p>1570.80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table:formula="of:=[.A36]*360" office:value-type="float" office:value="2340000" calcext:value-type="float">
            <text:p>2340000</text:p>
          </table:table-cell>
          <table:table-cell table:formula="of:=[.B36]/1.8" office:value-type="float" office:value="1300000" calcext:value-type="float">
            <text:p>1300000</text:p>
          </table:table-cell>
          <table:table-cell table:formula="of:=1/[.C36]" office:value-type="float" office:value="0.000000769230769230769" calcext:value-type="float">
            <text:p>7.69E-07</text:p>
          </table:table-cell>
          <table:table-cell table:formula="of:=[.D36]*60" office:value-type="float" office:value="0.0000461538461538462" calcext:value-type="float">
            <text:p>4.62E-05</text:p>
          </table:table-cell>
          <table:table-cell table:formula="of:=[.E36]*10^6" office:value-type="float" office:value="46.1538461538462" calcext:value-type="float">
            <text:p>46</text:p>
          </table:table-cell>
          <table:table-cell/>
          <table:table-cell table:formula="of:=[.$H$3]-([.F36]/[.$I$3])" office:value-type="float" office:value="65305.2307692308" calcext:value-type="float">
            <text:p>65305</text:p>
          </table:table-cell>
          <table:table-cell table:formula="of:=DEC2HEX([.H36])" office:value-type="string" office:string-value="FF19" calcext:value-type="string">
            <text:p>FF19</text:p>
          </table:table-cell>
          <table:table-cell/>
          <table:table-cell office:value-type="float" office:value="6500" calcext:value-type="float">
            <text:p>6500</text:p>
          </table:table-cell>
          <table:table-cell table:formula="of:=[.K36]*[.$K$3]*PI()" office:value-type="float" office:value="102101.761241668" calcext:value-type="float">
            <text:p>102101.76</text:p>
          </table:table-cell>
          <table:table-cell table:formula="of:=[.L36]/60" office:value-type="float" office:value="1701.69602069447" calcext:value-type="float">
            <text:p>1701.7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table:formula="of:=[.A37]*360" office:value-type="float" office:value="2520000" calcext:value-type="float">
            <text:p>2520000</text:p>
          </table:table-cell>
          <table:table-cell table:formula="of:=[.B37]/1.8" office:value-type="float" office:value="1400000" calcext:value-type="float">
            <text:p>1400000</text:p>
          </table:table-cell>
          <table:table-cell table:formula="of:=1/[.C37]" office:value-type="float" office:value="0.000000714285714285714" calcext:value-type="float">
            <text:p>7.14E-07</text:p>
          </table:table-cell>
          <table:table-cell table:formula="of:=[.D37]*60" office:value-type="float" office:value="0.0000428571428571429" calcext:value-type="float">
            <text:p>4.29E-05</text:p>
          </table:table-cell>
          <table:table-cell table:formula="of:=[.E37]*10^6" office:value-type="float" office:value="42.8571428571429" calcext:value-type="float">
            <text:p>43</text:p>
          </table:table-cell>
          <table:table-cell/>
          <table:table-cell table:formula="of:=[.$H$3]-([.F37]/[.$I$3])" office:value-type="float" office:value="65321.7142857143" calcext:value-type="float">
            <text:p>65322</text:p>
          </table:table-cell>
          <table:table-cell table:formula="of:=DEC2HEX([.H37])" office:value-type="string" office:string-value="FF29" calcext:value-type="string">
            <text:p>FF29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[.K37]*[.$K$3]*PI()" office:value-type="float" office:value="109955.742875643" calcext:value-type="float">
            <text:p>109955.74</text:p>
          </table:table-cell>
          <table:table-cell table:formula="of:=[.L37]/60" office:value-type="float" office:value="1832.59571459405" calcext:value-type="float">
            <text:p>1832.60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table:formula="of:=[.A38]*360" office:value-type="float" office:value="2700000" calcext:value-type="float">
            <text:p>2700000</text:p>
          </table:table-cell>
          <table:table-cell table:formula="of:=[.B38]/1.8" office:value-type="float" office:value="1500000" calcext:value-type="float">
            <text:p>1500000</text:p>
          </table:table-cell>
          <table:table-cell table:formula="of:=1/[.C38]" office:value-type="float" office:value="0.000000666666666666667" calcext:value-type="float">
            <text:p>6.67E-07</text:p>
          </table:table-cell>
          <table:table-cell table:formula="of:=[.D38]*60" office:value-type="float" office:value="0.00004" calcext:value-type="float">
            <text:p>4.00E-05</text:p>
          </table:table-cell>
          <table:table-cell table:formula="of:=[.E38]*10^6" office:value-type="float" office:value="40" calcext:value-type="float">
            <text:p>40</text:p>
          </table:table-cell>
          <table:table-cell/>
          <table:table-cell table:formula="of:=[.$H$3]-([.F38]/[.$I$3])" office:value-type="float" office:value="65336" calcext:value-type="float">
            <text:p>65336</text:p>
          </table:table-cell>
          <table:table-cell table:formula="of:=DEC2HEX([.H38])" office:value-type="string" office:string-value="FF38" calcext:value-type="string">
            <text:p>FF38</text:p>
          </table:table-cell>
          <table:table-cell/>
          <table:table-cell office:value-type="float" office:value="7500" calcext:value-type="float">
            <text:p>7500</text:p>
          </table:table-cell>
          <table:table-cell table:formula="of:=[.K38]*[.$K$3]*PI()" office:value-type="float" office:value="117809.724509617" calcext:value-type="float">
            <text:p>117809.72</text:p>
          </table:table-cell>
          <table:table-cell table:formula="of:=[.L38]/60" office:value-type="float" office:value="1963.49540849362" calcext:value-type="float">
            <text:p>1963.5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[.A39]*360" office:value-type="float" office:value="2880000" calcext:value-type="float">
            <text:p>2880000</text:p>
          </table:table-cell>
          <table:table-cell table:formula="of:=[.B39]/1.8" office:value-type="float" office:value="1600000" calcext:value-type="float">
            <text:p>1600000</text:p>
          </table:table-cell>
          <table:table-cell table:formula="of:=1/[.C39]" office:value-type="float" office:value="0.000000625" calcext:value-type="float">
            <text:p>6.25E-07</text:p>
          </table:table-cell>
          <table:table-cell table:formula="of:=[.D39]*60" office:value-type="float" office:value="0.0000375" calcext:value-type="float">
            <text:p>3.75E-05</text:p>
          </table:table-cell>
          <table:table-cell table:formula="of:=[.E39]*10^6" office:value-type="float" office:value="37.5" calcext:value-type="float">
            <text:p>38</text:p>
          </table:table-cell>
          <table:table-cell/>
          <table:table-cell table:formula="of:=[.$H$3]-([.F39]/[.$I$3])" office:value-type="float" office:value="65348.5" calcext:value-type="float">
            <text:p>65349</text:p>
          </table:table-cell>
          <table:table-cell table:formula="of:=DEC2HEX([.H39])" office:value-type="string" office:string-value="FF44" calcext:value-type="string">
            <text:p>FF44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K39]*[.$K$3]*PI()" office:value-type="float" office:value="125663.706143592" calcext:value-type="float">
            <text:p>125663.71</text:p>
          </table:table-cell>
          <table:table-cell table:formula="of:=[.L39]/60" office:value-type="float" office:value="2094.3951023932" calcext:value-type="float">
            <text:p>2094.40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table:formula="of:=[.A40]*360" office:value-type="float" office:value="3060000" calcext:value-type="float">
            <text:p>3060000</text:p>
          </table:table-cell>
          <table:table-cell table:formula="of:=[.B40]/1.8" office:value-type="float" office:value="1700000" calcext:value-type="float">
            <text:p>1700000</text:p>
          </table:table-cell>
          <table:table-cell table:formula="of:=1/[.C40]" office:value-type="float" office:value="0.000000588235294117647" calcext:value-type="float">
            <text:p>5.88E-07</text:p>
          </table:table-cell>
          <table:table-cell table:formula="of:=[.D40]*60" office:value-type="float" office:value="0.0000352941176470588" calcext:value-type="float">
            <text:p>3.53E-05</text:p>
          </table:table-cell>
          <table:table-cell table:formula="of:=[.E40]*10^6" office:value-type="float" office:value="35.2941176470588" calcext:value-type="float">
            <text:p>35</text:p>
          </table:table-cell>
          <table:table-cell/>
          <table:table-cell table:formula="of:=[.$H$3]-([.F40]/[.$I$3])" office:value-type="float" office:value="65359.5294117647" calcext:value-type="float">
            <text:p>65360</text:p>
          </table:table-cell>
          <table:table-cell table:formula="of:=DEC2HEX([.H40])" office:value-type="string" office:string-value="FF4F" calcext:value-type="string">
            <text:p>FF4F</text:p>
          </table:table-cell>
          <table:table-cell/>
          <table:table-cell office:value-type="float" office:value="8500" calcext:value-type="float">
            <text:p>8500</text:p>
          </table:table-cell>
          <table:table-cell table:formula="of:=[.K40]*[.$K$3]*PI()" office:value-type="float" office:value="133517.687777566" calcext:value-type="float">
            <text:p>133517.69</text:p>
          </table:table-cell>
          <table:table-cell table:formula="of:=[.L40]/60" office:value-type="float" office:value="2225.29479629277" calcext:value-type="float">
            <text:p>2225.2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formula="of:=[.A41]*360" office:value-type="float" office:value="3240000" calcext:value-type="float">
            <text:p>3240000</text:p>
          </table:table-cell>
          <table:table-cell table:formula="of:=[.B41]/1.8" office:value-type="float" office:value="1800000" calcext:value-type="float">
            <text:p>1800000</text:p>
          </table:table-cell>
          <table:table-cell table:formula="of:=1/[.C41]" office:value-type="float" office:value="0.000000555555555555556" calcext:value-type="float">
            <text:p>5.56E-07</text:p>
          </table:table-cell>
          <table:table-cell table:formula="of:=[.D41]*60" office:value-type="float" office:value="0.0000333333333333333" calcext:value-type="float">
            <text:p>3.33E-05</text:p>
          </table:table-cell>
          <table:table-cell table:formula="of:=[.E41]*10^6" office:value-type="float" office:value="33.3333333333333" calcext:value-type="float">
            <text:p>33</text:p>
          </table:table-cell>
          <table:table-cell/>
          <table:table-cell table:formula="of:=[.$H$3]-([.F41]/[.$I$3])" office:value-type="float" office:value="65369.3333333333" calcext:value-type="float">
            <text:p>65369</text:p>
          </table:table-cell>
          <table:table-cell table:formula="of:=DEC2HEX([.H41])" office:value-type="string" office:string-value="FF59" calcext:value-type="string">
            <text:p>FF59</text:p>
          </table:table-cell>
          <table:table-cell/>
          <table:table-cell office:value-type="float" office:value="9000" calcext:value-type="float">
            <text:p>9000</text:p>
          </table:table-cell>
          <table:table-cell table:formula="of:=[.K41]*[.$K$3]*PI()" office:value-type="float" office:value="141371.669411541" calcext:value-type="float">
            <text:p>141371.67</text:p>
          </table:table-cell>
          <table:table-cell table:formula="of:=[.L41]/60" office:value-type="float" office:value="2356.19449019234" calcext:value-type="float">
            <text:p>2356.19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table:formula="of:=[.A42]*360" office:value-type="float" office:value="3420000" calcext:value-type="float">
            <text:p>3420000</text:p>
          </table:table-cell>
          <table:table-cell table:formula="of:=[.B42]/1.8" office:value-type="float" office:value="1900000" calcext:value-type="float">
            <text:p>1900000</text:p>
          </table:table-cell>
          <table:table-cell table:formula="of:=1/[.C42]" office:value-type="float" office:value="0.000000526315789473684" calcext:value-type="float">
            <text:p>5.26E-07</text:p>
          </table:table-cell>
          <table:table-cell table:formula="of:=[.D42]*60" office:value-type="float" office:value="0.000031578947368421" calcext:value-type="float">
            <text:p>3.16E-05</text:p>
          </table:table-cell>
          <table:table-cell table:formula="of:=[.E42]*10^6" office:value-type="float" office:value="31.5789473684211" calcext:value-type="float">
            <text:p>32</text:p>
          </table:table-cell>
          <table:table-cell/>
          <table:table-cell table:formula="of:=[.$H$3]-([.F42]/[.$I$3])" office:value-type="float" office:value="65378.1052631579" calcext:value-type="float">
            <text:p>65378</text:p>
          </table:table-cell>
          <table:table-cell table:formula="of:=DEC2HEX([.H42])" office:value-type="string" office:string-value="FF62" calcext:value-type="string">
            <text:p>FF62</text:p>
          </table:table-cell>
          <table:table-cell/>
          <table:table-cell office:value-type="float" office:value="9500" calcext:value-type="float">
            <text:p>9500</text:p>
          </table:table-cell>
          <table:table-cell table:formula="of:=[.K42]*[.$K$3]*PI()" office:value-type="float" office:value="149225.651045515" calcext:value-type="float">
            <text:p>149225.65</text:p>
          </table:table-cell>
          <table:table-cell table:formula="of:=[.L42]/60" office:value-type="float" office:value="2487.09418409192" calcext:value-type="float">
            <text:p>2487.0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A43]*360" office:value-type="float" office:value="3600000" calcext:value-type="float">
            <text:p>3600000</text:p>
          </table:table-cell>
          <table:table-cell table:formula="of:=[.B43]/1.8" office:value-type="float" office:value="2000000" calcext:value-type="float">
            <text:p>2000000</text:p>
          </table:table-cell>
          <table:table-cell table:formula="of:=1/[.C43]" office:value-type="float" office:value="0.0000005" calcext:value-type="float">
            <text:p>5.00E-07</text:p>
          </table:table-cell>
          <table:table-cell table:formula="of:=[.D43]*60" office:value-type="float" office:value="0.00003" calcext:value-type="float">
            <text:p>3.00E-05</text:p>
          </table:table-cell>
          <table:table-cell table:formula="of:=[.E43]*10^6" office:value-type="float" office:value="30" calcext:value-type="float">
            <text:p>30</text:p>
          </table:table-cell>
          <table:table-cell/>
          <table:table-cell table:formula="of:=[.$H$3]-([.F43]/[.$I$3])" office:value-type="float" office:value="65386" calcext:value-type="float">
            <text:p>65386</text:p>
          </table:table-cell>
          <table:table-cell table:formula="of:=DEC2HEX([.H43])" office:value-type="string" office:string-value="FF6A" calcext:value-type="string">
            <text:p>FF6A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[.K43]*[.$K$3]*PI()" office:value-type="float" office:value="157079.63267949" calcext:value-type="float">
            <text:p>157079.63</text:p>
          </table:table-cell>
          <table:table-cell table:formula="of:=[.L43]/60" office:value-type="float" office:value="2617.99387799149" calcext:value-type="float">
            <text:p>2617.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0">00/00/0000</text:date>, <text:time style:data-style-name="N2" text:time-value="22:47:32.4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9T17:25:40.617000000</meta:creation-date>
    <dc:date>2016-07-10T00:38:09.095000000</dc:date>
    <meta:editing-duration>PT3H8M48S</meta:editing-duration>
    <meta:editing-cycles>3</meta:editing-cycles>
    <meta:generator>LibreOffice/5.1.1.3$Windows_x86 LibreOffice_project/89f508ef3ecebd2cfb8e1def0f0ba9a803b88a6d</meta:generator>
    <meta:document-statistic meta:table-count="1" meta:cell-count="449" meta:object-count="0"/>
  </office:meta>
</office:document-meta>
</file>